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8*"/>
    </style:style>
    <style:style style:name="Tableau1.B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8*"/>
    </style:style>
    <style:style style:name="Tableau2.B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Liberation Sans" fo:font-size="11pt" officeooo:rsid="00061715" officeooo:paragraph-rsid="00061715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1pt" officeooo:rsid="00061715" officeooo:paragraph-rsid="0007b11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1pt" officeooo:rsid="0007b119" officeooo:paragraph-rsid="0007b119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1pt" officeooo:rsid="0008460d" officeooo:paragraph-rsid="0008460d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1pt" officeooo:rsid="0008bbcd" officeooo:paragraph-rsid="0008bbcd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1pt" officeooo:rsid="0008ebe6" officeooo:paragraph-rsid="0008ebe6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1pt" officeooo:rsid="0008ebe6" officeooo:paragraph-rsid="0008ebe6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1pt" officeooo:rsid="000b36d7" officeooo:paragraph-rsid="000b36d7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1pt" style:text-underline-style="solid" style:text-underline-type="double" style:text-underline-width="auto" style:text-underline-color="font-color" officeooo:rsid="0008460d" officeooo:paragraph-rsid="0008460d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6pt" fo:text-shadow="none" fo:font-weight="bold" officeooo:rsid="00061715" officeooo:paragraph-rsid="0006171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3pt" fo:text-shadow="none" fo:font-weight="normal" officeooo:rsid="00061715" officeooo:paragraph-rsid="00061715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061715" officeooo:paragraph-rsid="0006171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font-weight="bold" officeooo:rsid="00061715" officeooo:paragraph-rsid="0006171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fo:font-weight="bold" officeooo:rsid="0007b119" officeooo:paragraph-rsid="0007b11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fo:font-weight="bold" officeooo:rsid="0008ebe6" officeooo:paragraph-rsid="0008ebe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fo:font-weight="bold" officeooo:rsid="0008bbcd" officeooo:paragraph-rsid="0008bbc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0pt" officeooo:rsid="0007b119" officeooo:paragraph-rsid="0007b119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0pt" officeooo:rsid="0008bbcd" officeooo:paragraph-rsid="0008bbcd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8pt" officeooo:rsid="00061715" officeooo:paragraph-rsid="00061715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font-weight="bold" officeooo:rsid="0008460d" officeooo:paragraph-rsid="0008460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0pt" officeooo:rsid="0008460d" officeooo:paragraph-rsid="0008460d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0pt" officeooo:rsid="0008460d" officeooo:paragraph-rsid="000b5b7c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1pt" officeooo:rsid="0008460d" officeooo:paragraph-rsid="0008460d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1pt" officeooo:rsid="000b5b7c" officeooo:paragraph-rsid="000b5b7c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1pt" officeooo:rsid="0008ebe6" officeooo:paragraph-rsid="000b5b7c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08460d" officeooo:paragraph-rsid="000b5b7c" style:font-size-asian="10pt" style:font-size-complex="10pt"/>
    </style:style>
    <style:style style:name="T1" style:family="text">
      <style:text-properties fo:language="fr" fo:country="FR" style:language-asian="zxx" style:country-asian="none" style:language-complex="zxx" style:country-complex="none"/>
    </style:style>
    <style:style style:name="T2" style:family="text">
      <style:text-properties officeooo:rsid="0007b119"/>
    </style:style>
    <style:style style:name="T3" style:family="text">
      <style:text-properties officeooo:rsid="0008ebe6"/>
    </style:style>
    <style:style style:name="T4" style:family="text">
      <style:text-properties officeooo:rsid="000b36d7"/>
    </style:style>
    <style:style style:name="T5" style:family="text">
      <style:text-properties officeooo:rsid="000b5b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ociation Télécom-Robotics</text:p>
      <text:p text:style-name="P1"/>
      <text:p text:style-name="P10">Compte-rendu de l'assemblée générale ordinaire 2016</text:p>
      <text:p text:style-name="P11">Le 16/06/2016 à Paris</text:p>
      <text:p text:style-name="P1"/>
      <text:p text:style-name="P1">Nombre de membres présents : 8 (BONETTI Arnaud, GAILLARD Vincent, LE ROUX Sylvain, MEGE Alexandre, MEGE Clémence, ROUFFIGNAC Tanguy, SCHOUMACHER Julien, YANG Sirui)</text:p>
      <text:p text:style-name="P1">Nombre de membres représentés : 13</text:p>
      <text:p text:style-name="P1">Le quorum de 7 membres étant atteint, l'assemblée générale peut valablement <text:span text:style-name="T1">délibérer</text:span>.</text:p>
      <text:p text:style-name="P1"/>
      <text:p text:style-name="P12">Ordre du jour :</text:p>
      <text:p text:style-name="P1">- Approbation du rapport moral</text:p>
      <text:p text:style-name="P1">- Approbation du rapport financier</text:p>
      <text:p text:style-name="P1">- Renouvellement des dirigeants</text:p>
      <text:p text:style-name="P1">- <text:span text:style-name="T3">Rétrospective</text:span></text:p>
      <text:p text:style-name="P1">- Perspectives</text:p>
      <text:p text:style-name="P1"/>
      <text:p text:style-name="P1">La séance a débuté à 20h45.</text:p>
      <text:p text:style-name="P1">Est désigné président de séance : BONETTI Arnaud.</text:p>
      <text:p text:style-name="P1">Est désigné secrétaire de séance : SCHOUMACHER Julien.</text:p>
      <text:p text:style-name="P19"/>
      <text:p text:style-name="P19"/>
      <text:p text:style-name="P13">Rapport moral</text:p>
      <text:p text:style-name="P1"/>
      <text:p text:style-name="P1">Présenté par : BONETTI Arnaud.</text:p>
      <text:p text:style-name="P1"/>
      <text:p text:style-name="P1">La liste des actions effectuées durant l'année a été rappelée :</text:p>
      <text:p text:style-name="P1">- Install party</text:p>
      <text:p text:style-name="P1">- Week-end robotique pédagogique</text:p>
      <text:p text:style-name="P1">- Carrefour des associations</text:p>
      <text:p text:style-name="P1">- Création d'un tableau de planification des tâches</text:p>
      <text:p text:style-name="P1">- Montage et installation d'un ordinateur</text:p>
      <text:p text:style-name="P1">- Publications dans la lettre des alumnis et la plaquette alpha</text:p>
      <text:p text:style-name="P1">- Dynamisation des réseaux sociaux</text:p>
      <text:p text:style-name="P1">- Réponse à des étudiants sur la mailing liste de l'association</text:p>
      <text:p text:style-name="P1">- Confection d'une table et d'éléments de jeu similaires à ceux de la coupe de France de robotique</text:p>
      <text:p text:style-name="P2">- Construction de robots <text:span text:style-name="T2">pour la coupe de France de robotique</text:span></text:p>
      <text:p text:style-name="P2">- <text:span text:style-name="T2">P</text:span>articipation à la coupe de France de robotique</text:p>
      <text:p text:style-name="P1">- <text:span text:style-name="T2">Aide à divers projets d'étudiants en première année</text:span></text:p>
      <text:p text:style-name="P1">- <text:span text:style-name="T2">Publication de code sur Github</text:span></text:p>
      <text:p text:style-name="P1"/>
      <text:p text:style-name="P3">Le rapport moral est approuvé par l'assemblée générale à l'unanimité.</text:p>
      <text:p text:style-name="P17"/>
      <text:p text:style-name="P17"/>
      <text:p text:style-name="P14">Rapport financier</text:p>
      <text:p text:style-name="P3"/>
      <text:p text:style-name="P3">Présenté par : LE ROUX Sylvain.</text:p>
      <text:p text:style-name="P3"/>
      <text:p text:style-name="P4">Les dépenses de cette année ont été très légèrement supérieures aux dons reçus. Elles consistent principalement en des frais de participation à la coupe de France de robotique, des achats d'électronique, l'achat d'un ordinateur et des achats pour la mécanique. <text:s/>Il a été rappelé que le changement de lieu de la coupe de France de robotique (de la Ferté-Bernard à la Roche-sur-Yon) et la nécessité de louer une voiture pour ce déplacement ont entraîné une augmentation des frais de participation à la coupe de France de robotique pour cette année.</text:p>
      <text:p text:style-name="P4"/>
      <text:p text:style-name="P4">Le rapport financier est approuvé par l'assemblée générale à l'unanimité.</text:p>
      <text:p text:style-name="P20"><text:soft-page-break/>Renouvellement des dirigeants</text:p>
      <text:p text:style-name="P4"/>
      <text:p text:style-name="P4">Tous les membres présents sont membres du conseil d'administration.</text:p>
      <text:p text:style-name="P4"/>
      <text:p text:style-name="P4">Membres sortants : BONETTI Arnaud, LE ROUX Sylvain, SCHOUMACHER Julien</text:p>
      <text:p text:style-name="P4">Nombre de postes à pourvoir : 3</text:p>
      <text:p text:style-name="P4">Membres candidats : GAILLARD Vincent, ROUFFIGNAC Tanguy, YANG Sirui</text:p>
      <text:p text:style-name="P9"/>
      <text:p text:style-name="P4">GAILLARD Vincent élu président à l'unanimité.</text:p>
      <text:p text:style-name="P4">YANG Sirui élue trésorière à l'unanimité.</text:p>
      <text:p text:style-name="P4">ROUFFIGNAC Tanguy élu secrétaire général à 7 voix pour et une voix contre.</text:p>
      <text:p text:style-name="P4"/>
      <text:p text:style-name="P24">Les responsables autorisés à posséder le droit de signature séparée des chèques au nom de l'association sont les suivants :</text:p>
      <text:p text:style-name="P24">- GAILLARD Vincent (président)</text:p>
      <text:p text:style-name="P24">- YANG Sirui (trésorière)</text:p>
      <text:p text:style-name="P2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5">Signature du <text:span text:style-name="T5">nouveau </text:span>président </text:p>
          </table:table-cell>
          <table:table-cell table:style-name="Tableau2.A1" office:value-type="string">
            <text:p text:style-name="P25">Signature d<text:span text:style-name="T5">e la nouvelle trésorière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16">R<text:span text:style-name="T3">é</text:span>trospective</text:p>
      <text:p text:style-name="P5"/>
      <text:p text:style-name="P8">Il a été évoqué que le changement d'architecture des robots ayant nécessité de repartir à zéro pour l'électronique et le logiciel a posé des difficultés dans l'intégration des étudiants en première année. En effet, les membres plus expérimentés ont eu moins de temps à consacrer à al formation des nouveaux membres et ceux-ci ont eu des difficultés à se raccrocher au projet en cours de route. Des pistes ont été proposées pour améliorer ce point l'année prochaine.</text:p>
      <text:p text:style-name="P8">Il a été noté que les résultats à la coupe de France de robotique ont été en progression par rapport à l'année précédente et que l'association y a bénéficié d'une certaine couverture médiatique. L'expérience qui y a été emmagasinée sera utile pour les années à venir.</text:p>
      <text:p text:style-name="P18"><text:s/></text:p>
      <text:p text:style-name="P18"/>
      <text:p text:style-name="P15">Perspectives</text:p>
      <text:p text:style-name="P6"/>
      <text:p text:style-name="P6">Des projets pour l'an prochain ont été évoqués :</text:p>
      <text:p text:style-name="P6">- Install Party</text:p>
      <text:p text:style-name="P6">- Week-end robotique</text:p>
      <text:p text:style-name="P6">- Visite du Fablab</text:p>
      <text:p text:style-name="P6">- Petits projets robotiques pédagogiques</text:p>
      <text:p text:style-name="P6">- Support de projets d'étudiants(PACT, ROSE, ...)</text:p>
      <text:p text:style-name="P6">- Participation à la coupe de France de robotique <text:span text:style-name="T4">dans un but pédagogique</text:span></text:p>
      <text:p text:style-name="P6"/>
      <text:p text:style-name="P6"/>
      <text:p text:style-name="P6">L'ordre du jour étant épuisé, la séance est levée à 22h00.</text:p>
      <text:p text:style-name="P6"/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Signature du président </text:p>
          </table:table-cell>
          <table:table-cell table:style-name="Tableau1.A1" office:value-type="string">
            <text:p text:style-name="P7">Signature du secrétair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uy </meta:initial-creator>
    <meta:creation-date>2016-06-17T09:33:40.625208392</meta:creation-date>
    <dc:date>2016-06-17T12:51:25.811316703</dc:date>
    <dc:creator>Tanguy </dc:creator>
    <meta:editing-duration>PT22M51S</meta:editing-duration>
    <meta:editing-cycles>6</meta:editing-cycles>
    <meta:generator>LibreOffice/5.0.3.2$Linux_X86_64 LibreOffice_project/00m0$Build-2</meta:generator>
    <meta:document-statistic meta:table-count="2" meta:image-count="0" meta:object-count="0" meta:page-count="2" meta:paragraph-count="64" meta:word-count="624" meta:character-count="3908" meta:non-whitespace-character-count="3343"/>
  </office:meta>
</office:document-meta>
</file>